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Standard">
      <style:text-properties fo:language="en" fo:country="IN" officeooo:paragraph-rsid="000a7e3e"/>
    </style:style>
    <style:style style:name="P3" style:family="paragraph" style:parent-style-name="Standard">
      <style:text-properties officeooo:rsid="001b51a2" officeooo:paragraph-rsid="001bf5af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language="en" fo:country="IN" officeooo:rsid="00086597" officeooo:paragraph-rsid="00086597"/>
    </style:style>
    <style:style style:name="P5" style:family="paragraph" style:parent-style-name="Standard">
      <style:text-properties fo:language="en" fo:country="IN"/>
    </style:style>
    <style:style style:name="P6" style:family="paragraph" style:parent-style-name="Standard">
      <style:text-properties fo:language="en" fo:country="IN" fo:font-weight="bold" style:font-weight-asian="bold" style:font-weight-complex="bold"/>
    </style:style>
    <style:style style:name="P7" style:family="paragraph" style:parent-style-name="Standard">
      <style:text-properties fo:language="en" fo:country="IN" officeooo:rsid="0012a5d6" officeooo:paragraph-rsid="0012a5d6"/>
    </style:style>
    <style:style style:name="P8" style:family="paragraph" style:parent-style-name="Standard">
      <style:text-properties fo:language="en" fo:country="IN" officeooo:rsid="00131c75" officeooo:paragraph-rsid="0012a5d6"/>
    </style:style>
    <style:style style:name="P9" style:family="paragraph" style:parent-style-name="Standard">
      <style:text-properties fo:language="en" fo:country="IN" officeooo:paragraph-rsid="00338033"/>
    </style:style>
    <style:style style:name="P10" style:family="paragraph" style:parent-style-name="Standard">
      <style:text-properties fo:font-size="10pt" fo:language="en" fo:country="IN" style:font-size-asian="10pt" style:font-size-complex="10pt"/>
    </style:style>
    <style:style style:name="P11" style:family="paragraph" style:parent-style-name="Standard">
      <style:text-properties fo:font-size="10pt" fo:language="en" fo:country="IN" officeooo:paragraph-rsid="00223389" style:font-size-asian="10pt" style:font-size-complex="10pt"/>
    </style:style>
    <style:style style:name="P12" style:family="paragraph" style:parent-style-name="Standard">
      <style:text-properties fo:font-size="10pt" fo:language="en" fo:country="IN" officeooo:rsid="0012a5d6" officeooo:paragraph-rsid="0012a5d6" style:font-size-asian="10pt" style:font-size-complex="10pt"/>
    </style:style>
    <style:style style:name="P13" style:family="paragraph" style:parent-style-name="Standard">
      <style:text-properties fo:font-size="10pt" fo:language="en" fo:country="IN" officeooo:rsid="00131c75" officeooo:paragraph-rsid="00131c75" style:font-size-asian="10pt" style:font-size-complex="10pt"/>
    </style:style>
    <style:style style:name="P14" style:family="paragraph" style:parent-style-name="Standard">
      <style:text-properties fo:font-size="10pt" fo:language="en" fo:country="IN" officeooo:rsid="00095a71" officeooo:paragraph-rsid="000a7e3e" style:font-size-asian="10pt" style:font-size-complex="10pt"/>
    </style:style>
    <style:style style:name="P15" style:family="paragraph" style:parent-style-name="Standard">
      <style:text-properties fo:font-size="10pt" officeooo:rsid="0012a5d6" officeooo:paragraph-rsid="0012a5d6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language="en" fo:country="IN" fo:font-weight="bold" style:font-weight-asian="bold" style:font-weight-complex="bold"/>
    </style:style>
    <style:style style:name="P17" style:family="paragraph" style:parent-style-name="Heading_20_1" style:master-page-name="Standard">
      <style:paragraph-properties style:page-number="auto"/>
      <style:text-properties fo:language="en" fo:country="IN"/>
    </style:style>
    <style:style style:name="P18" style:family="paragraph" style:parent-style-name="List_20_Paragraph" style:list-style-name="WWNum3">
      <style:text-properties fo:language="en" fo:country="IN" fo:font-weight="bold" style:font-weight-asian="bold" style:font-weight-complex="bold"/>
    </style:style>
    <style:style style:name="P19" style:family="paragraph" style:parent-style-name="List_20_Paragraph" style:list-style-name="WWNum3">
      <style:text-properties fo:language="en" fo:country="IN" fo:font-weight="bold" officeooo:paragraph-rsid="002d10e0" style:font-weight-asian="bold" style:font-weight-complex="bold"/>
    </style:style>
    <style:style style:name="T1" style:family="text">
      <style:text-properties fo:language="en" fo:country="IN"/>
    </style:style>
    <style:style style:name="T2" style:family="text">
      <style:text-properties fo:language="en" fo:country="IN" officeooo:rsid="00131c75"/>
    </style:style>
    <style:style style:name="T3" style:family="text">
      <style:text-properties officeooo:rsid="00095a71"/>
    </style:style>
    <style:style style:name="T4" style:family="text">
      <style:text-properties officeooo:rsid="000a7e3e"/>
    </style:style>
    <style:style style:name="T5" style:family="text">
      <style:text-properties officeooo:rsid="00223389"/>
    </style:style>
    <style:style style:name="T6" style:family="text">
      <style:text-properties officeooo:rsid="00240e35"/>
    </style:style>
    <style:style style:name="T7" style:family="text">
      <style:text-properties officeooo:rsid="00259e2a"/>
    </style:style>
    <style:style style:name="T8" style:family="text">
      <style:text-properties officeooo:rsid="002fe638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223389" style:font-size-asian="10pt" style:font-size-complex="10pt"/>
    </style:style>
    <style:style style:name="T11" style:family="text">
      <style:text-properties fo:font-size="10pt" officeooo:rsid="00095a71" style:font-size-asian="10pt" style:font-size-complex="10pt"/>
    </style:style>
    <style:style style:name="T12" style:family="text">
      <style:text-properties fo:font-size="10pt" fo:language="en" fo:country="IN" style:font-size-asian="10pt" style:font-size-complex="10pt"/>
    </style:style>
    <style:style style:name="T13" style:family="text">
      <style:text-properties fo:font-size="10pt" fo:language="en" fo:country="IN" officeooo:rsid="00306f2f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2018 CS313 - Assignment 2: Failure and High Availability with Zookeeper</text:h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6">Member Name</text:p>
          </table:table-cell>
          <table:table-cell table:style-name="Table1.A1" office:value-type="string">
            <text:p text:style-name="P16">USN</text:p>
          </table:table-cell>
          <table:table-cell table:style-name="Table1.A1" office:value-type="string">
            <text:p text:style-name="P16">Section</text:p>
          </table:table-cell>
        </table:table-row>
        <table:table-row table:style-name="Table1.1">
          <table:table-cell table:style-name="Table1.A1" office:value-type="string">
            <text:p text:style-name="P4">Yashas N.D</text:p>
          </table:table-cell>
          <table:table-cell table:style-name="Table1.A1" office:value-type="string">
            <text:p text:style-name="P4">01FB16ECS458</text:p>
          </table:table-cell>
          <table:table-cell table:style-name="Table1.A1" office:value-type="string">
            <text:p text:style-name="P4">H</text:p>
          </table:table-cell>
        </table:table-row>
        <table:table-row table:style-name="Table1.1">
          <table:table-cell table:style-name="Table1.A1" office:value-type="string">
            <text:p text:style-name="P4">K Vennela</text:p>
          </table:table-cell>
          <table:table-cell table:style-name="Table1.A1" office:value-type="string">
            <text:p text:style-name="P4">01FB16ECS481</text:p>
          </table:table-cell>
          <table:table-cell table:style-name="Table1.A1" office:value-type="string">
            <text:p text:style-name="P4">H</text:p>
          </table:table-cell>
        </table:table-row>
      </table:table>
      <text:p text:style-name="P1"/>
      <text:p text:style-name="P1">Date of Evaluation <text:s text:c="80"/>Evaluator</text:p>
      <text:list xml:id="list2878650592" text:style-name="WWNum3">
        <text:list-item>
          <text:p text:style-name="P18">Type of zNode registered with Zookeeper :</text:p>
        </text:list-item>
      </text:list>
      <text:p text:style-name="P2"><text:tab/><text:span text:style-name="T11">All the zNodes registered with zookeeper were Ephimeral, sequential <text:s text:c="5"/><text:tab/>zNodes<text:tab/>. </text:span></text:p>
      <text:p text:style-name="P14"><text:tab/>* Ephimeral because : When the current master dies, the corresponding <text:tab/>zNode also has to be removed.</text:p>
      <text:p text:style-name="P10"><text:tab/>* <text:span text:style-name="T4">Sequential because : Many processes will apply to create the same zNode, <text:s text:c="4"/><text:tab/>and thus need to be sequentially assigned a zNode .</text:span></text:p>
      <text:p text:style-name="P1"/>
      <text:list xml:id="list125558092758121" text:continue-numbering="true" text:style-name="WWNum3">
        <text:list-item>
          <text:p text:style-name="P19">Algorithm to handle failures :</text:p>
        </text:list-item>
      </text:list>
      <text:p text:style-name="P9"><text:tab/><text:span text:style-name="T10">We added a listner to each of the clients which handles what happens <text:s/><text:tab/>when the <text:tab/>current node has either lost the ZooKeeper session or has lost the communication .</text:span></text:p>
      <text:p text:style-name="P11"><text:tab/>* <text:span text:style-name="T6">On loss of session : End the current process while printing the message</text:span></text:p>
      <text:p text:style-name="P10"><text:tab/>* <text:span text:style-name="T7">On loss of connection : Ends the current process while printing the <text:tab/><text:tab/> <text:s text:c="2"/><text:tab/> <text:s text:c="38"/>message</text:span></text:p>
      <text:p text:style-name="P10"><text:tab/><text:span text:style-name="T8">function failureHandler<text:tab/><text:tab/></text:span></text:p>
      <text:p text:style-name="P10"><text:tab/><text:tab/><text:span text:style-name="T8">On(session lost) Exit</text:span></text:p>
      <text:p text:style-name="P10"><text:tab/><text:tab/><text:span text:style-name="T8">On( session suspended) Exit</text:span></text:p>
      <text:p text:style-name="P1"/>
      <text:p text:style-name="P6">Any other observations/challenges/comments</text:p>
      <text:p text:style-name="P7">1 . S<text:span text:style-name="T9">electing the master based on PID of the process was done by writing the PID </text:span></text:p>
      <text:p text:style-name="P12"><text:s text:c="5"/>of all the processes in their corresponding zNodes, but this had a problem as </text:p>
      <text:p text:style-name="P12"><text:s text:c="5"/>all the zNodes could store only data in bytes, we had to truncate the PID to </text:p>
      <text:p text:style-name="P15"><text:span text:style-name="T1"><text:s text:c="5"/>( PID % 256 ) </text:span><text:span text:style-name="T2">and then store it in the zNode. The immediate problem with this <text:tab/></text:span></text:p>
      <text:p text:style-name="P13"><text:s text:c="4"/>approach is that at a given instance not more than 255 processes can <text:s text:c="67"/></text:p>
      <text:p text:style-name="P13"><text:s text:c="4"/>participate in this experiment.</text:p>
      <text:p text:style-name="P8"/>
      <text:p text:style-name="P3"><text:span text:style-name="T2">2. </text:span><text:span text:style-name="T12">The maximum amount of data that can be stored in one zNode i</text:span><text:span text:style-name="T13">s </text:span><text:span text:style-name="T12">1 MegaBy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ramaniam Kalambur</meta:initial-creator>
    <meta:editing-cycles>35</meta:editing-cycles>
    <meta:creation-date>2018-08-18T03:44:00</meta:creation-date>
    <dc:date>2018-09-05T12:55:48.064655699</dc:date>
    <meta:editing-duration>PT1H8M29S</meta:editing-duration>
    <meta:generator>LibreOffice/6.0.3.2$Linux_X86_64 LibreOffice_project/00m0$Build-2</meta:generator>
    <meta:document-statistic meta:table-count="1" meta:image-count="0" meta:object-count="0" meta:page-count="1" meta:paragraph-count="30" meta:word-count="258" meta:character-count="1699" meta:non-whitespace-character-count="12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